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02E708AC1723FAD68F6.png" manifest:media-type="image/png"/>
  <manifest:file-entry manifest:full-path="Pictures/10000000000002BA000000298E9976633836116C.png" manifest:media-type="image/png"/>
  <manifest:file-entry manifest:full-path="Pictures/10000000000002CA00000052B195906269CA3C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86509" officeooo:paragraph-rsid="00186509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186509" officeooo:paragraph-rsid="0018650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186509" officeooo:paragraph-rsid="0018650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break-before="page"/>
      <style:text-properties fo:font-size="12pt" fo:font-weight="normal" officeooo:rsid="00186509" officeooo:paragraph-rsid="00186509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</text:p>
      <text:p text:style-name="P1">Prabhat Namdharani 190905442 59 </text:p>
      <text:p text:style-name="P1"/>
      <text:p text:style-name="P2">Q1. </text:p>
      <text:p text:style-name="P2">#include&lt;stdio.h&gt;</text:p>
      <text:p text:style-name="P2">#include&lt;stdlib.h&gt;</text:p>
      <text:p text:style-name="P2"/>
      <text:p text:style-name="P2">int main()</text:p>
      <text:p text:style-name="P2">{</text:p>
      <text:p text:style-name="P2"><text:s text:c="4"/>char file_name[20];</text:p>
      <text:p text:style-name="P2"><text:s text:c="4"/>printf("Enter your file name: ");</text:p>
      <text:p text:style-name="P2"><text:s text:c="4"/>scanf("%s", file_name);</text:p>
      <text:p text:style-name="P2"><text:s text:c="4"/>FILE *f1;</text:p>
      <text:p text:style-name="P2"><text:s text:c="4"/>f1=fopen(file_name,"r");</text:p>
      <text:p text:style-name="P2"><text:s text:c="4"/>if(f1==NULL){</text:p>
      <text:p text:style-name="P2"><text:s text:c="8"/>printf("File doesnt exist");</text:p>
      <text:p text:style-name="P2"><text:s text:c="4"/>}</text:p>
      <text:p text:style-name="P2"><text:s text:c="4"/>else {</text:p>
      <text:p text:style-name="P2"><text:s text:c="8"/>char c=fgetc(f1);</text:p>
      <text:p text:style-name="P2"><text:s text:c="8"/>int line=0;</text:p>
      <text:p text:style-name="P2"><text:s text:c="8"/>int ch=0;</text:p>
      <text:p text:style-name="P2"><text:s text:c="8"/>while(c!=EOF){</text:p>
      <text:p text:style-name="P2"><text:s text:c="16"/>if(c=='\n'){</text:p>
      <text:p text:style-name="P2"><text:s text:c="20"/>++line;</text:p>
      <text:p text:style-name="P2"><text:s text:c="16"/>}</text:p>
      <text:p text:style-name="P2"><text:s text:c="16"/>else {</text:p>
      <text:p text:style-name="P2"><text:s text:c="20"/>++ch;</text:p>
      <text:p text:style-name="P2"><text:s text:c="16"/>}</text:p>
      <text:p text:style-name="P2"><text:s text:c="16"/>c=fgetc(f1);</text:p>
      <text:p text:style-name="P2"><text:s text:c="8"/>}</text:p>
      <text:p text:style-name="P2"><text:s text:c="8"/>printf("Lines %d Characters %d",line,ch);</text:p>
      <text:p text:style-name="P2"><text:s text:c="8"/>fclose(f1);</text:p>
      <text:p text:style-name="P2"><text:s text:c="8"/>return 0;</text:p>
      <text:p text:style-name="P2"/>
      <text:p text:style-name="P2"><text:s text:c="4"/>}</text:p>
      <text:p text:style-name="P2"><text:s text:c="4"/>return 0;</text:p>
      <text:p text:style-name="P2">}</text:p>
      <text:p text:style-name="P2"><draw:frame draw:style-name="fr1" draw:name="Image1" text:anchor-type="paragraph" svg:width="17cm" svg:height="1.951cm" draw:z-index="0"><draw:image xlink:href="Pictures/10000000000002CA00000052B195906269CA3CDC.png" xlink:type="simple" xlink:show="embed" xlink:actuate="onLoad"/></draw:frame></text:p>
      <text:p text:style-name="P2"/>
      <text:p text:style-name="P4">Q2. </text:p>
      <text:p text:style-name="P2">#include&lt;stdio.h&gt;</text:p>
      <text:p text:style-name="P2">#include&lt;stdlib.h&gt;</text:p>
      <text:p text:style-name="P2">int main(){</text:p>
      <text:p text:style-name="P2"><text:s text:c="4"/>FILE *f1,*f2;</text:p>
      <text:p text:style-name="P2"><text:s text:c="4"/>char ch, buffer[1024];</text:p>
      <text:p text:style-name="P2"><text:s text:c="4"/>int i=0;</text:p>
      <text:p text:style-name="P2"><text:s text:c="4"/>f1=fopen("src","r");</text:p>
      <text:p text:style-name="P2"><text:s text:c="4"/>f2=fopen("output.txt","w+");</text:p>
      <text:p text:style-name="P2"><text:s text:c="4"/>if(!f1 || !f2){</text:p>
      <text:p text:style-name="P2"><text:s text:c="8"/>printf("File doesnt exist");</text:p>
      <text:p text:style-name="P2"><text:s text:c="4"/>}</text:p>
      <text:p text:style-name="P2"><text:s text:c="4"/>while(ch!=EOF){</text:p>
      <text:p text:style-name="P2"><text:s text:c="8"/>ch=fgetc(f1);</text:p>
      <text:p text:style-name="P2"><text:s text:c="8"/>if(ch!='\n'){</text:p>
      <text:p text:style-name="P2"><text:s text:c="8"/>buffer[i++]=ch;</text:p>
      <text:p text:style-name="P2"><text:s text:c="8"/>}</text:p>
      <text:p text:style-name="P2"><text:s text:c="4"/>}</text:p>
      <text:p text:style-name="P2"><text:s text:c="4"/>printf("File size: %d",i-1);</text:p>
      <text:p text:style-name="P2"><text:s text:c="4"/>for(int j=i-2;j&gt;=0;j--){</text:p>
      <text:p text:style-name="P2"><text:s text:c="8"/>ch=buffer[j];</text:p>
      <text:p text:style-name="P2"><text:s text:c="8"/>fputc(ch,f2);</text:p>
      <text:p text:style-name="P2"><text:s text:c="4"/>}</text:p>
      <text:p text:style-name="P2"/>
      <text:p text:style-name="P2">}</text:p>
      <text:p text:style-name="P2"><draw:frame draw:style-name="fr1" draw:name="Image2" text:anchor-type="paragraph" svg:width="17cm" svg:height="0.998cm" draw:z-index="1"><draw:image xlink:href="Pictures/10000000000002BA000000298E9976633836116C.png" xlink:type="simple" xlink:show="embed" xlink:actuate="onLoad"/></draw:frame>Input : hi there</text:p>
      <text:p text:style-name="P2">Output : ereht ih</text:p>
      <text:p text:style-name="P4">Q3. </text:p>
      <text:p text:style-name="P2">#include&lt;stdio.h&gt;</text:p>
      <text:p text:style-name="P2">#include&lt;stdlib.h&gt;</text:p>
      <text:p text:style-name="P2">int main()</text:p>
      <text:p text:style-name="P2">{</text:p>
      <text:p text:style-name="P2"><text:tab/>FILE *f1, *f2, *f3;</text:p>
      <text:p text:style-name="P2"><text:tab/>char c1 , c2;</text:p>
      <text:p text:style-name="P2"><text:tab/>f1 = fopen("first", "r");</text:p>
      <text:p text:style-name="P2"><text:tab/>f2 = fopen("second", "r");</text:p>
      <text:p text:style-name="P2"><text:tab/>f3 = fopen("output1.txt", "w");</text:p>
      <text:p text:style-name="P2"/>
      <text:p text:style-name="P2"><text:tab/>if (!f1 || !f2 || !f3)</text:p>
      <text:p text:style-name="P2"><text:tab/>{</text:p>
      <text:p text:style-name="P2"><text:tab/><text:tab/>printf("Cant Open File\n");</text:p>
      <text:p text:style-name="P2"><text:tab/><text:tab/>exit(1);</text:p>
      <text:p text:style-name="P2"><text:tab/>}</text:p>
      <text:p text:style-name="P2"><text:tab/>while(1)</text:p>
      <text:p text:style-name="P2"><text:tab/>{</text:p>
      <text:p text:style-name="P2"><text:tab/><text:tab/>if(c1 != EOF)</text:p>
      <text:p text:style-name="P2"><text:tab/><text:tab/>{</text:p>
      <text:p text:style-name="P2"><text:tab/><text:tab/><text:tab/>c1 = fgetc(f1);</text:p>
      <text:p text:style-name="P2"><text:s text:c="4"/><text:tab/><text:tab/>while(c1 != '\n')</text:p>
      <text:p text:style-name="P2"><text:tab/><text:tab/><text:tab/>{</text:p>
      <text:p text:style-name="P2"><text:tab/><text:tab/><text:tab/><text:tab/>if(c1 == EOF)</text:p>
      <text:p text:style-name="P2"><text:tab/><text:tab/><text:tab/><text:tab/><text:tab/>break;</text:p>
      <text:p text:style-name="P2"><text:tab/><text:tab/><text:tab/><text:tab/>fputc(c1, f3);</text:p>
      <text:p text:style-name="P2"><text:tab/><text:tab/><text:tab/><text:tab/>c1 = fgetc(f1);</text:p>
      <text:p text:style-name="P2"><text:tab/><text:tab/><text:tab/>}</text:p>
      <text:p text:style-name="P2"><text:tab/><text:tab/><text:tab/>fputc('\n', f3);</text:p>
      <text:p text:style-name="P2"><text:tab/><text:tab/><text:tab/>if(c1 != EOF)</text:p>
      <text:p text:style-name="P2"><text:tab/><text:tab/><text:tab/><text:tab/>fputc('\n', f3);</text:p>
      <text:p text:style-name="P2"><text:tab/><text:tab/>}</text:p>
      <text:p text:style-name="P2"><text:tab/><text:tab/>if(c2 != EOF)</text:p>
      <text:p text:style-name="P2"><text:tab/><text:tab/>{</text:p>
      <text:p text:style-name="P2"><text:tab/><text:tab/><text:tab/>c2 = fgetc(f2);</text:p>
      <text:p text:style-name="P2"><text:tab/><text:tab/><text:tab/>while (c2 != '\n')</text:p>
      <text:p text:style-name="P2"><text:tab/><text:tab/><text:tab/>{</text:p>
      <text:p text:style-name="P2"><text:tab/><text:tab/><text:tab/><text:tab/>if(c2 == EOF)</text:p>
      <text:p text:style-name="P2"><text:tab/><text:tab/><text:tab/><text:tab/><text:tab/>break;</text:p>
      <text:p text:style-name="P2"><text:tab/><text:tab/><text:tab/><text:tab/>fputc(c2, f3);</text:p>
      <text:p text:style-name="P2"><text:tab/><text:tab/><text:tab/><text:tab/>c2 = fgetc(f2);</text:p>
      <text:p text:style-name="P2"><text:tab/><text:tab/><text:tab/>}</text:p>
      <text:p text:style-name="P2"><text:tab/><text:tab/><text:tab/>fputc('\n', f3);</text:p>
      <text:p text:style-name="P2"><text:tab/><text:tab/><text:tab/>if(c2 != EOF)</text:p>
      <text:p text:style-name="P2"><text:tab/><text:tab/><text:tab/><text:tab/>fputc('\n', f3);</text:p>
      <text:p text:style-name="P2"><text:tab/><text:tab/>}</text:p>
      <text:p text:style-name="P2"><text:tab/><text:tab/>if(c1 == EOF &amp;&amp; c2 == EOF)</text:p>
      <text:p text:style-name="P2"><text:tab/><text:tab/><text:tab/>break;</text:p>
      <text:p text:style-name="P2"><text:tab/>}</text:p>
      <text:p text:style-name="P2"><text:tab/>return 0;</text:p>
      <text:p text:style-name="P2">}</text:p>
      <text:p text:style-name="P3"><draw:frame draw:style-name="fr2" draw:name="Image3" text:anchor-type="paragraph" svg:width="16.616cm" svg:height="1.217cm" draw:z-index="2"><draw:image xlink:href="Pictures/10000000000002740000002E708AC1723FAD68F6.png" xlink:type="simple" xlink:show="embed" xlink:actuate="onLoad"/></draw:frame><text:soft-page-break/></text:p>
      <text:p text:style-name="P2">Input : </text:p>
      <text:p text:style-name="P2">First file : </text:p>
      <text:p text:style-name="P2">HELLO</text:p>
      <text:p text:style-name="P2">HI</text:p>
      <text:p text:style-name="P2">THERE</text:p>
      <text:p text:style-name="P2">Second file : </text:p>
      <text:p text:style-name="P2">world</text:p>
      <text:p text:style-name="P2">fine</text:p>
      <text:p text:style-name="P2">okay</text:p>
      <text:p text:style-name="P2"/>
      <text:p text:style-name="P3">Output : </text:p>
      <text:p text:style-name="P2">HELLO</text:p>
      <text:p text:style-name="P2"/>
      <text:p text:style-name="P2">world</text:p>
      <text:p text:style-name="P2"/>
      <text:p text:style-name="P2">HI</text:p>
      <text:p text:style-name="P2"/>
      <text:p text:style-name="P2">fine</text:p>
      <text:p text:style-name="P2"/>
      <text:p text:style-name="P2">THERE</text:p>
      <text:p text:style-name="P2"/>
      <text:p text:style-name="P2">okay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3:07.144043072</meta:creation-date>
    <dc:date>2021-10-18T13:07:19.007560545</dc:date>
    <meta:editing-duration>PT4M12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4" meta:paragraph-count="126" meta:word-count="236" meta:character-count="1871" meta:non-whitespace-character-count="1304"/>
  </office:meta>
</office:document-meta>
</file>